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оклад</text:p>
          </table:table-cell>
          <table:table-cell office:value-type="float" office:value="4300" calcext:value-type="float">
            <text:p>4300</text:p>
          </table:table-cell>
          <table:table-cell/>
          <table:table-cell office:value-type="string" calcext:value-type="string">
            <text:p>зарплата</text:p>
          </table:table-cell>
          <table:table-cell table:formula="of:=[.B1]*[.B3]" office:value-type="float" office:value="17200" calcext:value-type="float">
            <text:p>17200</text:p>
          </table:table-cell>
        </table:table-row>
        <table:table-row table:style-name="ro1">
          <table:table-cell office:value-type="string" calcext:value-type="string">
            <text:p>людей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есяцев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начало работы</text:p>
          </table:table-cell>
          <table:table-cell table:style-name="ce1" table:formula="of:=DATE(2016; 2; 14)" office:value-type="date" office:date-value="2016-02-14" calcext:value-type="date">
            <text:p>02/14/16</text:p>
          </table:table-cell>
          <table:table-cell/>
          <table:table-cell office:value-type="string" calcext:value-type="string">
            <text:p>дней</text:p>
          </table:table-cell>
          <table:table-cell table:formula="of:=[.B6]-[.B5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конец работы</text:p>
          </table:table-cell>
          <table:table-cell table:style-name="ce1" table:formula="of:=DATE(2016; 6; 10)" office:value-type="date" office:date-value="2016-06-10" calcext:value-type="date">
            <text:p>06/10/16</text:p>
          </table:table-cell>
          <table:table-cell/>
          <table:table-cell office:value-type="string" calcext:value-type="string">
            <text:p>раб. Недель</text:p>
          </table:table-cell>
          <table:table-cell table:formula="of:=ROUND([.E5]/5)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почасовая ставка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итрати рабочого часу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время разработки</text:p>
          </table:table-cell>
          <table:table-cell table:formula="of:=[.E6]*[.B2]*[.B9]" office:value-type="float" office:value="920" calcext:value-type="float">
            <text:p>9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ЗП</text:p>
          </table:table-cell>
          <table:table-cell table:formula="of:=[.B8]*[.E9]*[.B11]" office:value-type="float" office:value="12420" calcext:value-type="float">
            <text:p>12420</text:p>
          </table:table-cell>
        </table:table-row>
        <table:table-row table:style-name="ro1">
          <table:table-cell office:value-type="string" calcext:value-type="string">
            <text:p>коеф. Кваліфікації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 для соц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соц.потреби</text:p>
          </table:table-cell>
          <table:table-cell table:formula="of:=[.E10]*[.B12]/100" office:value-type="float" office:value="2732.4" calcext:value-type="float">
            <text:p>2732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прямі витрати</text:p>
          </table:table-cell>
          <table:table-cell table:formula="of:=[.E12]+[.E10]" office:value-type="float" office:value="15152.4" calcext:value-type="float">
            <text:p>15152.4</text:p>
          </table:table-cell>
        </table:table-row>
        <table:table-row table:style-name="ro1">
          <table:table-cell office:value-type="string" calcext:value-type="string">
            <text:p>% для наклад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накладні витрати</text:p>
          </table:table-cell>
          <table:table-cell table:formula="of:=([.E10]+[.E12])*[.B14]/100" office:value-type="float" office:value="5303.34" calcext:value-type="float">
            <text:p>5303.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потужність компютера</text:p>
          </table:table-cell>
          <table:table-cell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артість 1Кв/год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ел. витрати</text:p>
          </table:table-cell>
          <table:table-cell table:formula="of:=[.B16]*[.B17]*[.E9]" office:value-type="float" office:value="515.2" calcext:value-type="float">
            <text:p>515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вартість ПК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рмін експлуатації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С вм, С ком</text:p>
          </table:table-cell>
          <table:table-cell table:formula="of:=[.B19]*[.E5]*10/[.B20]/365/100" office:value-type="float" office:value="85.4794520547945" calcext:value-type="float">
            <text:p>85.47945205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АПК</text:p>
          </table:table-cell>
          <table:table-cell table:formula="of:=[.B19]*[.E5]/[.B20]/365" office:value-type="float" office:value="854.794520547945" calcext:value-type="float">
            <text:p>854.7945205479</text:p>
          </table:table-cell>
        </table:table-row>
        <table:table-row table:style-name="ro1">
          <table:table-cell office:value-type="string" calcext:value-type="string">
            <text:p>sublime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string" calcext:value-type="string">
            <text:p>АПО</text:p>
          </table:table-cell>
          <table:table-cell table:formula="of:=[.B22]*[.E5]/[.B20]/365" office:value-type="float" office:value="186.986301369863" calcext:value-type="float">
            <text:p>186.98630136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С рем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С експл</text:p>
          </table:table-cell>
          <table:table-cell table:formula="of:=[.E17]+[.E20]+[.B24]+[.E20]+[.E21]+[.E22]+[.B25]" office:value-type="float" office:value="3787.9397260274" calcext:value-type="float">
            <text:p>3787.9397260274</text:p>
          </table:table-cell>
        </table:table-row>
        <table:table-row table:style-name="ro1">
          <table:table-cell office:value-type="string" calcext:value-type="string">
            <text:p>С дод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С розр</text:p>
          </table:table-cell>
          <table:table-cell table:formula="of:=[.E10]+[.E12]+[.E14]+[.E24]" office:value-type="float" office:value="24243.6797260274" calcext:value-type="float">
            <text:p>24243.67972602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08:15:19.519993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0:31:56.409000781</meta:creation-date>
    <dc:date>2016-05-15T21:28:07.644202097</dc:date>
    <meta:editing-duration>PT13H17M50S</meta:editing-duration>
    <meta:editing-cycles>3</meta:editing-cycles>
    <meta:generator>LibreOffice/5.0.5.2$Linux_X86_64 LibreOffice_project/00m0$Build-2</meta:generator>
    <meta:print-date>2016-05-15T08:37:59.483018426</meta:print-date>
    <meta:document-statistic meta:table-count="1" meta:cell-count="62" meta:object-count="0"/>
  </office:meta>
</office:document-meta>
</file>